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 Bold" svg:font-family="'Noto Sans Georgian Bold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6.115cm" fo:min-width="0cm" draw:shadow="hidden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2.001cm" fo:min-width="0cm" draw:shadow="hidden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2.687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9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9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9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49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48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style:font-name="Noto Sans Georgian Bold" fo:font-size="40pt" style:font-size-asian="40pt" style:font-size-complex="40pt"/>
    </style:style>
    <style:style style:name="P4" style:family="paragraph">
      <loext:graphic-properties draw:fill="none" draw:fill-color="#ffffff" draw:fill-image-width="0cm" draw:fill-image-height="0cm"/>
      <style:paragraph-properties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margin-top="0.42cm" fo:margin-bottom="0.35cm" fo:text-align="center"/>
      <style:text-properties style:font-name="Noto Sans Georgian Bold" fo:font-size="10pt" style:font-size-asian="10pt" style:font-size-complex="10pt"/>
    </style:style>
    <style:style style:name="P6" style:family="paragraph">
      <style:paragraph-properties fo:margin-top="0.42cm" fo:margin-bottom="0.35cm"/>
      <style:text-properties style:font-name="Noto Sans Georgian Bold" fo:font-size="10pt" style:font-size-asian="10pt" style:font-size-complex="10pt"/>
    </style:style>
    <style:style style:name="P7" style:family="paragraph">
      <style:paragraph-properties fo:margin-top="0.42cm" fo:margin-bottom="0.35cm" fo:text-align="start"/>
      <style:text-properties style:font-name="Noto Sans Georgian Bold" fo:font-size="10pt" style:font-size-asian="10pt" style:font-size-complex="10pt"/>
    </style:style>
    <style:style style:name="P8" style:family="paragraph">
      <style:paragraph-properties fo:margin-left="0cm" fo:margin-right="0cm" fo:margin-top="0.42cm" fo:margin-bottom="0.35cm" fo:text-align="end" fo:text-indent="0cm"/>
      <style:text-properties style:font-name="Noto Sans Georgian Bold" fo:font-size="10pt" style:font-size-asian="10pt" style:font-size-complex="10pt"/>
    </style:style>
    <style:style style:name="P9" style:family="paragraph">
      <loext:graphic-properties draw:fill="none" draw:fill-color="#ffffff"/>
      <style:paragraph-properties fo:margin-top="0.42cm" fo:margin-bottom="0.35cm" fo:text-align="center"/>
      <style:text-properties style:font-name="Noto Sans Georgian Bold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top="0.42cm" fo:margin-bottom="0.35cm" fo:text-align="end"/>
      <style:text-properties style:font-name="Noto Sans Georgian Bold" fo:font-size="10pt" style:font-size-asian="10pt" style:font-size-complex="10pt"/>
    </style:style>
    <style:style style:name="P11" style:family="paragraph">
      <style:paragraph-properties fo:margin-left="0cm" fo:margin-right="0cm" fo:margin-top="0.42cm" fo:margin-bottom="0.35cm" fo:line-height="100%" fo:text-align="end" fo:text-indent="0cm"/>
      <style:text-properties style:font-name="Noto Sans Georgian Bold" fo:font-size="10pt" style:font-size-asian="10pt" style:font-size-complex="10pt"/>
    </style:style>
    <style:style style:name="P12" style:family="paragraph">
      <style:paragraph-properties fo:margin-top="0.42cm" fo:margin-bottom="0.35cm" fo:text-align="start"/>
      <style:text-properties style:font-name="Noto Sans Georgian Bold" fo:font-size="24pt" style:font-size-asian="24pt" style:font-size-complex="24pt"/>
    </style:style>
    <style:style style:name="P13" style:family="paragraph">
      <loext:graphic-properties draw:fill="none" draw:fill-color="#ffffff"/>
      <style:paragraph-properties fo:margin-top="0.42cm" fo:margin-bottom="0.35cm" fo:text-align="start"/>
      <style:text-properties style:font-name="Noto Sans Georgian Bold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margin-top="0.42cm" fo:margin-bottom="0.35cm" fo:text-align="end"/>
      <style:text-properties style:font-name="Noto Sans Georgian Bold" fo:font-size="24pt" style:font-size-asian="24pt" style:font-size-complex="24pt"/>
    </style:style>
    <style:style style:name="P15" style:family="paragraph">
      <style:paragraph-properties fo:margin-left="0cm" fo:margin-right="0cm" fo:margin-top="0.42cm" fo:margin-bottom="0.35cm" fo:line-height="100%" fo:text-align="end" fo:text-indent="0cm"/>
      <style:text-properties style:font-name="Noto Sans Georgian Bold" fo:font-size="24pt" style:font-size-asian="24pt" style:font-size-complex="24pt"/>
    </style:style>
    <style:style style:name="P16" style:family="paragraph">
      <loext:graphic-properties draw:fill="none" draw:fill-color="#ffffff"/>
      <style:paragraph-properties fo:margin-top="0.42cm" fo:margin-bottom="0.35cm" fo:text-align="end"/>
      <style:text-properties style:font-name="Noto Sans Georgian Bold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margin-top="0.42cm" fo:margin-bottom="0.35cm" fo:text-align="center"/>
      <style:text-properties style:font-name="Noto Sans Georgian Bold" fo:font-size="24pt" style:font-size-asian="24pt" style:font-size-complex="24pt"/>
    </style:style>
    <style:style style:name="P18" style:family="paragraph">
      <loext:graphic-properties draw:fill="none" draw:fill-color="#ffffff"/>
      <style:paragraph-properties fo:margin-top="0.42cm" fo:margin-bottom="0.35cm" fo:text-align="center"/>
      <style:text-properties style:font-name="Noto Sans Georgian Bold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250pt" fo:font-style="normal" fo:text-shadow="none" style:text-underline-style="none" fo:font-weight="bold" style:letter-kerning="true" style:font-name-asian="Microsoft YaHei" style:font-size-asian="250pt" style:font-style-asian="normal" style:font-weight-asian="bold" style:font-name-complex="Arial" style:font-size-complex="25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T5" style:family="text">
      <style:text-properties style:font-name="Noto Sans Georgian Bold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Noto Sans Georgian Bold" fo:font-size="24pt" style:font-size-asian="24pt" style:font-size-complex="24pt"/>
    </style:style>
    <style:style style:name="T8" style:family="text">
      <style:text-properties style:font-name="Noto Sans Georgian Bold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24.642cm" svg:x="0cm" svg:y="3.863cm">
          <draw:text-box>
            <text:p text:style-name="P1"><text:span text:style-name="T1">Soundtrack</text:span></text:p>
            <text:p text:style-name="P1"><text:span text:style-name="T2"><text:s text:c="46"/></text:span></text:p>
          </draw:text-box>
        </draw:frame>
        <draw:frame draw:style-name="gr2" draw:text-style-name="P4" draw:layer="layout" svg:width="22.998cm" svg:height="6.365cm" draw:transform="skewX (5.08879000484608E-017) rotate (0.261799387799149) translate (-0.128cm 17.227cm)">
          <draw:text-box>
            <text:p text:style-name="P3"><text:span text:style-name="T3">Iceland Flows pack by </text:span></text:p>
            <text:p text:style-name="P3"><text:span text:style-name="T3">Nox Sounds [CC-0-1.0]</text:span></text:p>
            <text:p text:style-name="P3"><text:span text:style-name="T3"><text:s text:c="61"/></text:span></text:p>
          </draw:text-box>
        </draw:frame>
        <draw:frame draw:style-name="gr3" draw:text-style-name="P4" draw:layer="layout" svg:width="26.978cm" svg:height="12.251cm" draw:transform="skewX (4.50803497151987E-017) rotate (0.261799387799149) translate (12.592cm 18.457cm)">
          <draw:text-box>
            <text:p text:style-name="P3"><text:span text:style-name="T4">Lofi Keyboard pack by </text:span><text:span text:style-name="T4"><text:line-break/></text:span><text:span text:style-name="T4">Doctor Dreamchip [CC-BY-4.0]</text:span></text:p>
            <text:p text:style-name="P3"><text:span text:style-name="T4"><text:s text:c="80"/></text:span></text:p>
          </draw:text-box>
        </draw:frame>
        <draw:frame draw:style-name="gr4" draw:text-style-name="P2" draw:layer="layout" svg:width="40cm" svg:height="24.642cm" svg:x="0cm" svg:y="20.964cm">
          <draw:text-box>
            <text:p text:style-name="P1"><text:span text:style-name="T1">Fonts, Art</text:span></text:p>
            <text:p text:style-name="P1"><text:span text:style-name="T2"><text:s text:c="42"/></text:span></text:p>
          </draw:text-box>
        </draw:frame>
        <draw:frame draw:style-name="gr5" draw:text-style-name="P2" draw:layer="layout" svg:width="40cm" svg:height="24.642cm" svg:x="0cm" svg:y="52.801cm">
          <draw:text-box>
            <text:p text:style-name="P1"><text:span text:style-name="T1">Audio Fx</text:span></text:p>
            <text:p text:style-name="P1"><text:span text:style-name="T2"><text:s text:c="46"/></text:span></text:p>
          </draw:text-box>
        </draw:frame>
        <draw:frame draw:style-name="gr6" draw:text-style-name="P2" draw:layer="layout" svg:width="40cm" svg:height="24.642cm" svg:x="0cm" svg:y="70.263cm">
          <draw:text-box>
            <text:p text:style-name="P1"><text:span text:style-name="T1">~</text:span></text:p>
            <text:p text:style-name="P1"><text:span text:style-name="T2"><text:s text:c="42"/></text:span></text:p>
          </draw:text-box>
        </draw:frame>
        <draw:frame draw:style-name="gr7" draw:text-style-name="P9" draw:layer="layout" svg:width="38cm" svg:height="24.913cm" svg:x="1cm" svg:y="30.5cm">
          <draw:text-box>
            <text:p text:style-name="P5"><text:span text:style-name="T5">[Public Domain] unless otherwise noted.</text:span></text:p>
            <text:p text:style-name="P6"><text:span text:style-name="T5">Robert Leuschke: Great Vibes [OFL-1.1]</text:span></text:p>
            <text:p text:style-name="P6"><text:span text:style-name="T5">Vincent van Gogh: The Starry Night</text:span></text:p>
            <text:p text:style-name="P6"><text:span text:style-name="T5">NASA: Venus Globe</text:span></text:p>
            <text:p text:style-name="P6"><text:span text:style-name="T5">Edvard Munch: The Scream of Nature</text:span></text:p>
            <text:p text:style-name="P6"><text:span text:style-name="T5">Gustave Courbet: Le Désespéré</text:span></text:p>
            <text:p text:style-name="P6"><text:span text:style-name="T5">Claude Monet: San Giorgio Maggiore At Dusk</text:span></text:p>
            <text:p text:style-name="P6"><text:span text:style-name="T5">Vincent van Gogh: Vase with Fifteen Sunflowers</text:span></text:p>
            <text:p text:style-name="P6"><text:span text:style-name="T5">Matze Weiss: Skógafoss From Below [Usplash]</text:span></text:p>
            <text:p text:style-name="P6"><text:span text:style-name="T5">WF3</text:span></text:p>
            <text:p text:style-name="P6"><text:span text:style-name="T5">WF5</text:span></text:p>
            <text:p text:style-name="P7"><text:span text:style-name="T5">Johannes S: Crank [CC-BY-3.0]</text:span></text:p>
            <text:p text:style-name="P7"><text:span text:style-name="T5">Aurélien Dotpro: D Pad [CC-BY-3.0]</text:span></text:p>
            <text:p text:style-name="P7"><text:span text:style-name="T5">Alzam: Tutorial [CC-BY-3.0]</text:span></text:p>
            <text:p text:style-name="P8"><text:span text:style-name="T5"><text:s text:c="169"/></text:span></text:p>
            <text:p text:style-name="P7"><text:span text:style-name="T5"/></text:p>
          </draw:text-box>
        </draw:frame>
        <draw:frame draw:style-name="gr8" draw:text-style-name="P9" draw:layer="layout" svg:width="38cm" svg:height="24.913cm" svg:x="1cm" svg:y="30.5cm">
          <draw:text-box>
            <text:p text:style-name="P5"><text:span text:style-name="T5"/></text:p>
            <text:p text:style-name="P10"><text:span text:style-name="T5">Martin Vacha: Roobert [CC-BY-4.0]</text:span></text:p>
            <text:p text:style-name="P10"><text:span text:style-name="T5">NASA and ESA: Eagle Nebula Pillars</text:span></text:p>
            <text:p text:style-name="P11"><text:span text:style-name="T5">Katsushika Hokusai: The Great Wave off Kanagawa</text:span></text:p>
            <text:p text:style-name="P10"><text:span text:style-name="T5">Darryl Brooks: Leaning Tower of Pisa [Usplash]</text:span></text:p>
            <text:p text:style-name="P10"><text:span text:style-name="T5">M. C. Escher: Tower of Babel</text:span></text:p>
            <text:p text:style-name="P11"><text:span text:style-name="T5">Grant Wood: American Gothic</text:span></text:p>
            <text:p text:style-name="P10"><text:span text:style-name="T5">Arches National Park: Delicate Arch</text:span></text:p>
            <text:p text:style-name="P10"><text:span text:style-name="T5">WF2</text:span></text:p>
            <text:p text:style-name="P10"><text:span text:style-name="T5">WF4</text:span></text:p>
            <text:p text:style-name="P10"><text:span text:style-name="T5">WF6</text:span></text:p>
            <text:p text:style-name="P10"><text:span text:style-name="T5">Mark Claus: Button [CC-BY-3.0]</text:span></text:p>
            <text:p text:style-name="P10"><text:span text:style-name="T5">SAM Designs: Army Chevron [CC-BY-3.0]</text:span></text:p>
            <text:p text:style-name="P10"><text:span text:style-name="T5"/></text:p>
            <text:p text:style-name="P8"><text:span text:style-name="T5"><text:s text:c="169"/></text:span></text:p>
            <text:p text:style-name="P7"><text:span text:style-name="T5"/></text:p>
          </draw:text-box>
        </draw:frame>
        <draw:frame draw:style-name="gr9" draw:text-style-name="P13" draw:layer="layout" svg:width="38cm" svg:height="10.765cm" svg:x="1cm" svg:y="62.501cm">
          <draw:text-box>
            <text:p text:style-name="P12"><text:span text:style-name="T6">Cigarette Sizzle 01 by chaosportal [CC-0]</text:span></text:p>
            <text:p text:style-name="P12"><text:span text:style-name="T6">Water Bottle Boing by empraetorius [CC-BY-4.0]</text:span></text:p>
            <text:p text:style-name="P12"><text:span text:style-name="T6">Heavy Artillery Shot by MATRIXXX_ [CC-0]</text:span></text:p>
            <text:p text:style-name="P12"><text:span text:style-name="T6">Snare Drum Buzz and Cymbal by TheRandomSoundByte2637 [CC-BY-4.0]</text:span></text:p>
            <text:p text:style-name="P12"><text:span text:style-name="T6">Rocks Thrown in Water by Kraftaggregat [CC-0]</text:span></text:p>
            <text:p text:style-name="P12"><text:span text:style-name="T6">Cup Ding and Bowl Ding by guterton.wav [CC-BY-4.0]</text:span></text:p>
            <text:p text:style-name="P12"><text:span text:style-name="T6"/></text:p>
          </draw:text-box>
        </draw:frame>
        <draw:frame draw:style-name="gr10" draw:text-style-name="P16" draw:layer="layout" svg:width="38cm" svg:height="11.399cm" svg:x="1cm" svg:y="62.501cm">
          <draw:text-box>
            <text:p text:style-name="P14"><text:span text:style-name="T6">Whoosh by ztrees1 [CC-BY-3.0]</text:span></text:p>
            <text:p text:style-name="P15"><text:span text:style-name="T7">Pop sound by Pellepyb [CC-0]</text:span></text:p>
            <text:p text:style-name="P14"><text:span text:style-name="T6">8-bit laser charging by chungus43A [CC-0]</text:span></text:p>
            <text:p text:style-name="P15"><text:span text:style-name="T7">sfx.me</text:span></text:p>
            <text:p text:style-name="P14"><text:span text:style-name="T6"/></text:p>
            <text:p text:style-name="P14"><text:span text:style-name="T6"><text:s text:c="190"/></text:span></text:p>
          </draw:text-box>
        </draw:frame>
        <draw:frame draw:style-name="gr11" draw:text-style-name="P18" draw:layer="layout" svg:width="38cm" svg:height="20.503cm" svg:x="1cm" svg:y="75.702cm">
          <draw:text-box>
            <text:p text:style-name="P17"><text:span text:style-name="T7">Uses Chipmunk2D Physics [MIT], <text:s/>by Scott Lembcke and Howling Moon Software.</text:span><text:span text:style-name="T7"><text:line-break/></text:span><text:span text:style-name="T7"> <text:s text:c="3"/>With thanks to maximile for the initial PlayDate integration.</text:span><text:span text:style-name="T7"><text:line-break/></text:span><text:span text:style-name="T8"> </text:span></text:p>
            <text:p text:style-name="P17"><text:span text:style-name="T7">Cascada, © Tim Martin, 2025.</text:span></text:p>
            <text:p text:style-name="P17"><text:span text:style-name="T8"><text:s/></text:span></text:p>
            <text:p text:style-name="P17"><text:span text:style-name="T7">This is an MIT licensed Open Source Software project</text:span><text:span text:style-name="T7"><text:line-break/></text:span><text:span text:style-name="T7">github.com/timboe/Cascada</text:span></text:p>
            <text:p text:style-name="P17"><text:span text:style-name="T8"/></text:p>
            <text:p text:style-name="P17"><text:span text:style-name="T6">Make your own levels at </text:span><text:span text:style-name="T6"><text:line-break/></text:span><text:span text:style-name="T6">itch.io/timboe/Cascada</text:span></text:p>
            <text:p text:style-name="P17"><text:span text:style-name="T9"/></text:p>
            <text:p text:style-name="P17"><text:span text:style-name="T6">We are indebted to Panic for making experiences like this possible.</text:span><text:span text:style-name="T6"><text:line-break/></text:span><text:span text:style-name="T6">Thank you for spending your time with this game,</text:span><text:span text:style-name="T6"><text:line-break/></text:span><text:span text:style-name="T6">I hope you found it worthwhile.</text:span><text:span text:style-name="T6"><text:line-break/></text:span><text:span text:style-name="T6"> </text:span></text:p>
            <text:p text:style-name="P17"><text:span text:style-name="T6"><text:s text:c="190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 Bold" svg:font-family="'Noto Sans Georgian Bold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21:52:46.044000000</meta:creation-date>
    <dc:date>2025-01-03T21:30:08.321000000</dc:date>
    <meta:editing-duration>PT3H11M26S</meta:editing-duration>
    <meta:editing-cycles>7</meta:editing-cycles>
    <meta:generator>LibreOffice/24.8.4.2$Windows_X86_64 LibreOffice_project/bb3cfa12c7b1bf994ecc5649a80400d06cd71002</meta:generator>
    <meta:document-statistic meta:object-count="11"/>
  </office:meta>
</office:document-meta>
</file>